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cd27" officeooo:paragraph-rsid="0009cd27"/>
    </style:style>
    <style:style style:name="P2" style:family="paragraph" style:parent-style-name="Standard">
      <style:text-properties officeooo:rsid="0009cd27" officeooo:paragraph-rsid="000b3b4c"/>
    </style:style>
    <style:style style:name="P3" style:family="paragraph" style:parent-style-name="Standard">
      <style:text-properties officeooo:rsid="0009cd27" officeooo:paragraph-rsid="000c6635"/>
    </style:style>
    <style:style style:name="P4" style:family="paragraph" style:parent-style-name="Standard">
      <style:text-properties officeooo:rsid="0009cd27" officeooo:paragraph-rsid="000ddfc2"/>
    </style:style>
    <style:style style:name="P5" style:family="paragraph" style:parent-style-name="Standard">
      <style:text-properties officeooo:rsid="000b3b4c" officeooo:paragraph-rsid="000b3b4c"/>
    </style:style>
    <style:style style:name="P6" style:family="paragraph" style:parent-style-name="Standard">
      <style:paragraph-properties fo:text-align="center" style:justify-single-word="false"/>
      <style:text-properties officeooo:rsid="000b3b4c" officeooo:paragraph-rsid="000b3b4c"/>
    </style:style>
    <style:style style:name="P7" style:family="paragraph" style:parent-style-name="Standard">
      <style:text-properties fo:font-style="italic" officeooo:rsid="000b3b4c" officeooo:paragraph-rsid="000b3b4c" style:font-style-asian="italic" style:font-style-complex="italic"/>
    </style:style>
    <style:style style:name="P8" style:family="paragraph" style:parent-style-name="Standard">
      <style:text-properties officeooo:rsid="000ddfc2" officeooo:paragraph-rsid="000ddfc2"/>
    </style:style>
    <style:style style:name="P9" style:family="paragraph" style:parent-style-name="Standard">
      <style:text-properties officeooo:rsid="000f1f1a" officeooo:paragraph-rsid="000f1f1a"/>
    </style:style>
    <style:style style:name="P10" style:family="paragraph" style:parent-style-name="Standard">
      <style:text-properties officeooo:rsid="0009cd27" officeooo:paragraph-rsid="0010e9a4"/>
    </style:style>
    <style:style style:name="P11" style:family="paragraph" style:parent-style-name="Standard">
      <style:text-properties officeooo:rsid="0009cd27" officeooo:paragraph-rsid="000b3b4c"/>
    </style:style>
    <style:style style:name="P12" style:family="paragraph" style:parent-style-name="Standard">
      <style:text-properties officeooo:rsid="000ddfc2" officeooo:paragraph-rsid="000ddfc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3b4c"/>
    </style:style>
    <style:style style:name="T3" style:family="text">
      <style:text-properties style:text-position="super 58%" officeooo:rsid="000c6635"/>
    </style:style>
    <style:style style:name="T4" style:family="text">
      <style:text-properties style:text-position="super 58%" officeooo:rsid="000ddfc2"/>
    </style:style>
    <style:style style:name="T5" style:family="text">
      <style:text-properties style:text-position="super 58%" officeooo:rsid="0010e9a4"/>
    </style:style>
    <style:style style:name="T6" style:family="text">
      <style:text-properties style:text-position="super 58%" officeooo:rsid="0011bf93"/>
    </style:style>
    <style:style style:name="T7" style:family="text">
      <style:text-properties officeooo:rsid="000b3b4c"/>
    </style:style>
    <style:style style:name="T8" style:family="text">
      <style:text-properties officeooo:rsid="000c6635"/>
    </style:style>
    <style:style style:name="T9" style:family="text">
      <style:text-properties officeooo:rsid="000ddfc2"/>
    </style:style>
    <style:style style:name="T10" style:family="text">
      <style:text-properties style:text-position="sub 58%"/>
    </style:style>
    <style:style style:name="T11" style:family="text">
      <style:text-properties officeooo:rsid="0010e9a4"/>
    </style:style>
    <style:style style:name="T12" style:family="text">
      <style:text-properties style:text-position="0% 100%" officeooo:rsid="0010e9a4"/>
    </style:style>
    <style:style style:name="T13" style:family="text">
      <style:text-properties style:font-name="Courier New"/>
    </style:style>
    <style:style style:name="T14" style:family="text">
      <style:text-properties officeooo:rsid="0011bf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on Group of Functions</text:p>
      <text:p text:style-name="P6">by Sven Nilsen, 2020</text:p>
      <text:p text:style-name="P1"/>
      <text:p text:style-name="P7">In this paper I show that the permutation group of functions satisf<text:span text:style-name="T8">ies</text:span> the axioms of Group Theory.</text:p>
      <text:p text:style-name="P1"/>
      <text:p text:style-name="P1">A permutation `f` on a finite identity map `id :<text:span text:style-name="T8">= [0, n)</text:span>` has the following property:</text:p>
      <text:p text:style-name="P1"/>
      <text:p text:style-name="P1"><text:tab/>∃ n : nat { f<text:span text:style-name="T1">n</text:span> &lt;=&gt; id }</text:p>
      <text:p text:style-name="P1"/>
      <text:p text:style-name="P1">The same interpretation can be used on functions, therefore `id` corresponds to the identity function.</text:p>
      <text:p text:style-name="P1"/>
      <text:p text:style-name="P1">From this axiom <text:span text:style-name="T7">alone</text:span>, one can derive the axioms of Group Theory over function composition:</text:p>
      <text:p text:style-name="P1"/>
      <text:p text:style-name="P1"><text:tab/>f<text:span text:style-name="T1">a</text:span> · f<text:span text:style-name="T1">b</text:span> &lt;=&gt; f<text:span text:style-name="T1">(a+b)%n</text:span><text:tab/><text:tab/><text:tab/>Closure</text:p>
      <text:p text:style-name="P1"/>
      <text:p text:style-name="P1"><text:tab/>(f<text:span text:style-name="T1">a</text:span> · f<text:span text:style-name="T1">b</text:span>) · f<text:span text:style-name="T1">c</text:span> &lt;=&gt; f<text:span text:style-name="T1">a</text:span> · (f<text:span text:style-name="T1">b</text:span> · f<text:span text:style-name="T1">c</text:span>)<text:tab/><text:tab/>Associativity</text:p>
      <text:p text:style-name="P1"/>
      <text:p text:style-name="P1"><text:tab/><text:span text:style-name="T12">f</text:span><text:span text:style-name="T5">n</text:span><text:span text:style-name="T7"><text:tab/><text:tab/><text:tab/><text:tab/><text:tab/>Identity element</text:span></text:p>
      <text:p text:style-name="P3"/>
      <text:p text:style-name="P3"><text:tab/><text:span text:style-name="T8">f</text:span><text:span text:style-name="T3">0</text:span><text:span text:style-name="T8"> </text:span>· <text:span text:style-name="T8">f</text:span><text:span text:style-name="T3">0</text:span><text:span text:style-name="T8"> &lt;=&gt; f</text:span><text:span text:style-name="T3">0</text:span><text:span text:style-name="T8"><text:tab/><text:tab/><text:tab/><text:tab/>Inverse element for `n = 0`</text:span></text:p>
      <text:p text:style-name="P3"/>
      <text:p text:style-name="P4"><text:tab/><text:span text:style-name="T9">f</text:span><text:span text:style-name="T4">1</text:span><text:span text:style-name="T9"> </text:span>· <text:span text:style-name="T9">f</text:span><text:span text:style-name="T4">1</text:span><text:span text:style-name="T9"> &lt;=&gt; f</text:span><text:span text:style-name="T4">1</text:span><text:span text:style-name="T9"><text:tab/><text:tab/><text:tab/><text:tab/>Inverse element for `n = 1`</text:span></text:p>
      <text:p text:style-name="P3"/>
      <text:p text:style-name="P2"><text:tab/><text:span text:style-name="T7">f </text:span>· <text:span text:style-name="T7">f</text:span><text:span text:style-name="T2">n-1</text:span><text:span text:style-name="T7"> &lt;=&gt; f</text:span><text:span text:style-name="T2">n-1</text:span><text:span text:style-name="T7"> </text:span>· <text:span text:style-name="T7">f &lt;=&gt; f</text:span><text:span text:style-name="T2">n</text:span><text:span text:style-name="T7"><text:tab/><text:tab/>Inverse element for `n &gt; 1`</text:span></text:p>
      <text:p text:style-name="P2"/>
      <text:p text:style-name="P5">Some consequences:</text:p>
      <text:p text:style-name="P2"/>
      <text:p text:style-name="P10"><text:tab/><text:span text:style-name="T11">(n == 0) == (f &lt;=&gt; ()) <text:tab/><text:tab/>The unit element `()`</text:span></text:p>
      <text:p text:style-name="P2"/>
      <text:p text:style-name="P2"><text:tab/><text:span text:style-name="T7">(f</text:span><text:span text:style-name="T2">1</text:span><text:span text:style-name="T7"> &lt;=&gt; id) &lt;=&gt; (f &lt;=&gt; id)<text:tab/><text:tab/>The `id` function</text:span></text:p>
      <text:p text:style-name="P2"/>
      <text:p text:style-name="P2"><text:tab/><text:span text:style-name="T7">(f</text:span><text:span text:style-name="T2">2</text:span><text:span text:style-name="T7"> &lt;=&gt; id) &lt;=&gt; (f</text:span><text:span text:style-name="T2">-1</text:span><text:span text:style-name="T7"> &lt;=&gt; f)<text:tab/><text:tab/>Self inverse</text:span></text:p>
      <text:p text:style-name="P2"/>
      <text:p text:style-name="P2"><text:tab/><text:span text:style-name="T8">(f</text:span><text:span text:style-name="T3">n</text:span><text:span text:style-name="T8"> &lt;=&gt; id) &lt;=&gt; (f</text:span><text:span text:style-name="T3">-1</text:span><text:span text:style-name="T8"> &lt;=&gt; f</text:span><text:span text:style-name="T3">n-1</text:span><text:span text:style-name="T8">)<text:tab/><text:tab/>General inverse when `n &gt; 1`</text:span></text:p>
      <text:p text:style-name="P2"/>
      <text:p text:style-name="P8">Any constant can be thought of as constructed by a function of type `() → T`.</text:p>
      <text:p text:style-name="P9">Since `id<text:span text:style-name="T10">()</text:span> : () → ()` <text:span text:style-name="T11">for `()`</text:span>, it means that `f<text:span text:style-name="T1">0</text:span> &lt;=&gt; id` is logically equivalent to `f &lt;=&gt; ()`.</text:p>
      <text:p text:style-name="P2"/>
      <text:p text:style-name="P8">Applying the general inverse when `n = 1` would lead to an <text:span text:style-name="T14">undefined case</text:span>:</text:p>
      <text:p text:style-name="P8"/>
      <text:p text:style-name="P8"><text:tab/>id<text:span text:style-name="T1">-1</text:span> &lt;=&gt; id<text:span text:style-name="T1">0</text:span></text:p>
      <text:p text:style-name="P8"/>
      <text:p text:style-name="P8">Luckily, since `id<text:span text:style-name="T1">2</text:span> &lt;=&gt; id`, it also satisfies its own self inverse, <text:span text:style-name="T14">which implies `f</text:span><text:span text:style-name="T6">0</text:span><text:span text:style-name="T14"> &lt;=&gt; id` for all `f`</text:span>:</text:p>
      <text:p text:style-name="P8"/>
      <text:p text:style-name="P8"><text:span text:style-name="T13">∵</text:span><text:tab/>(id<text:span text:style-name="T1">2</text:span> &lt;=&gt; id) =&gt; (id<text:span text:style-name="T1">-1</text:span> &lt;=&gt; id)</text:p>
      <text:p text:style-name="P8"><text:span text:style-name="T13">∴</text:span><text:tab/>∀ <text:span text:style-name="T11">f { f</text:span><text:span text:style-name="T5">0</text:span><text:span text:style-name="T11"> &lt;=&gt; id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00:56.179441000</meta:creation-date>
    <dc:date>2020-03-22T21:57:25.574737000</dc:date>
    <meta:editing-duration>PT3M5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73" meta:character-count="1336" meta:non-whitespace-character-count="1057"/>
  </office:meta>
</office:document-meta>
</file>